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65e1cf" officeooo:paragraph-rsid="0065e1cf"/>
    </style:style>
    <style:style style:name="P3" style:family="paragraph" style:parent-style-name="Standard">
      <style:text-properties officeooo:rsid="0066bef6" officeooo:paragraph-rsid="0066bef6"/>
    </style:style>
    <style:style style:name="P4" style:family="paragraph" style:parent-style-name="Standard">
      <style:paragraph-properties fo:text-align="start" style:justify-single-word="false"/>
      <style:text-properties officeooo:rsid="0066bef6" officeooo:paragraph-rsid="0066bef6"/>
    </style:style>
    <style:style style:name="P5" style:family="paragraph" style:parent-style-name="Standard">
      <style:text-properties fo:font-size="10pt" officeooo:rsid="0066bef6" officeooo:paragraph-rsid="0066bef6" style:font-size-asian="10pt" style:font-size-complex="10pt"/>
    </style:style>
    <style:style style:name="P6" style:family="paragraph" style:parent-style-name="Standard">
      <style:text-properties fo:font-size="10pt" officeooo:rsid="00698fea" officeooo:paragraph-rsid="00698fea" style:font-size-asian="10pt" style:font-size-complex="10pt"/>
    </style:style>
    <style:style style:name="P7" style:family="paragraph" style:parent-style-name="Standard">
      <style:text-properties officeooo:rsid="0067bd1d" officeooo:paragraph-rsid="0067bd1d"/>
    </style:style>
    <style:style style:name="P8" style:family="paragraph" style:parent-style-name="Standard">
      <style:text-properties officeooo:rsid="0067bd1d" officeooo:paragraph-rsid="0068d33f"/>
    </style:style>
    <style:style style:name="P9" style:family="paragraph" style:parent-style-name="Standard">
      <style:text-properties officeooo:rsid="00698fea" officeooo:paragraph-rsid="00698fea"/>
    </style:style>
    <style:style style:name="P10" style:family="paragraph" style:parent-style-name="Standard">
      <style:text-properties officeooo:rsid="006b36f3" officeooo:paragraph-rsid="006b36f3"/>
    </style:style>
    <style:style style:name="P11" style:family="paragraph" style:parent-style-name="Standard">
      <style:text-properties officeooo:paragraph-rsid="006c0194"/>
    </style:style>
    <style:style style:name="P12" style:family="paragraph" style:parent-style-name="Standard">
      <style:text-properties officeooo:paragraph-rsid="00705b0b"/>
    </style:style>
    <style:style style:name="P13" style:family="paragraph" style:parent-style-name="Heading_20_1">
      <style:paragraph-properties fo:break-before="page"/>
      <style:text-properties officeooo:paragraph-rsid="0065e1cf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de">
      <style:text-properties officeooo:rsid="0067bd1d" officeooo:paragraph-rsid="0068d33f"/>
    </style:style>
    <style:style style:name="P16" style:family="paragraph" style:parent-style-name="code">
      <style:text-properties officeooo:paragraph-rsid="00705b0b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05b0b"/>
    </style:style>
    <style:style style:name="T3" style:family="text">
      <style:text-properties style:font-name="Courier New" fo:font-size="12pt" style:font-size-asian="12pt" style:font-size-complex="12pt"/>
    </style:style>
    <style:style style:name="T4" style:family="text">
      <style:text-properties style:font-name="Courier New" fo:font-size="12pt" officeooo:rsid="0065e1cf" style:font-size-asian="12pt" style:font-size-complex="12pt"/>
    </style:style>
    <style:style style:name="T5" style:family="text">
      <style:text-properties officeooo:rsid="0065e1cf"/>
    </style:style>
    <style:style style:name="T6" style:family="text">
      <style:text-properties officeooo:rsid="0067bd1d"/>
    </style:style>
    <style:style style:name="T7" style:family="text">
      <style:text-properties officeooo:rsid="0068d33f"/>
    </style:style>
    <style:style style:name="T8" style:family="text">
      <style:text-properties officeooo:rsid="00705b0b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72262e"/>
    </style:style>
    <style:style style:name="T11" style:family="text">
      <style:text-properties officeooo:rsid="00737f68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8">Содержание</text:p>
          </text:index-title>
          <text:p text:style-name="P17"><text:a xlink:type="simple" xlink:href="#__RefHeading___Toc937_3405147243" text:style-name="Index_20_Link" text:visited-style-name="Index_20_Link">SPHINX<text:tab/>2</text:a></text:p>
          <text:p text:style-name="P14"><text:a xlink:type="simple" xlink:href="#__RefHeading___Toc939_3405147243" text:style-name="Index_20_Link" text:visited-style-name="Index_20_Link">Создание sphinx документации<text:tab/>2</text:a></text:p>
        </text:index-body>
      </text:table-of-content>
      <text:h text:style-name="Heading_20_1" text:outline-level="1"><text:span text:style-name="Основной_20_шрифт_20_абзаца"/></text:h>
      <text:h text:style-name="P13" text:outline-level="1"><text:bookmark-start text:name="__RefHeading___Toc937_3405147243"/><text:span text:style-name="Основной_20_шрифт_20_абзаца"><text:span text:style-name="T5">SPHINX</text:span></text:span><text:bookmark-end text:name="__RefHeading___Toc937_3405147243"/></text:h>
      <text:p text:style-name="P1"/>
      <text:h text:style-name="Heading_20_2" text:outline-level="2"><text:bookmark-start text:name="__RefHeading___Toc939_3405147243"/>Создание <text:span text:style-name="T5">sphinx документации</text:span><text:bookmark-end text:name="__RefHeading___Toc939_3405147243"/></text:h>
      <text:p text:style-name="P12"><text:span text:style-name="Основной_20_шрифт_20_абзаца"><text:span text:style-name="T8">1. </text:span></text:span><text:span text:style-name="Основной_20_шрифт_20_абзаца">Создаем</text:span><text:span text:style-name="Основной_20_шрифт_20_абзаца"><text:span text:style-name="T1"> </text:span></text:span><text:span text:style-name="Основной_20_шрифт_20_абзаца">каталог </text:span><text:span text:style-name="Основной_20_шрифт_20_абзаца"><text:span text:style-name="T8">и переходим</text:span></text:span><text:span text:style-name="Основной_20_шрифт_20_абзаца"><text:span text:style-name="T2"> </text:span></text:span><text:span text:style-name="Основной_20_шрифт_20_абзаца"><text:span text:style-name="T8">в</text:span></text:span><text:span text:style-name="Основной_20_шрифт_20_абзаца"><text:span text:style-name="T2"> </text:span></text:span><text:span text:style-name="Основной_20_шрифт_20_абзаца"><text:span text:style-name="T8">него</text:span></text:span></text:p>
      <text:p text:style-name="P16"><text:span text:style-name="T3">mkdir </text:span><text:span text:style-name="T4">docs &amp;&amp; </text:span><text:span text:style-name="Основной_20_шрифт_20_абзаца"><text:span text:style-name="T4">cd docs</text:span></text:span></text:p>
      <text:p text:style-name="Standard"/>
      <text:p text:style-name="P2"><text:span text:style-name="T8">2. Инициализируем</text:span> проект (отвечаем на несколько вопросов)</text:p>
      <text:p text:style-name="code">sphinx-quickstart</text:p>
      <text:p text:style-name="Standard"/>
      <text:p text:style-name="P3"><text:span text:style-name="T8">3. </text:span>Открываем файл docs/source/conf.py и редактируем следующие строчки:</text:p>
      <text:p text:style-name="P3"/>
      <text:p text:style-name="P3"><text:span text:style-name="T8">3.</text:span>1. В разделе «Path setup» раскомментируем следующ<text:span text:style-name="T10">ее</text:span></text:p>
      <text:p text:style-name="P5"># import os</text:p>
      <text:p text:style-name="P5"># import sys</text:p>
      <text:p text:style-name="P5"># sys.path.insert(0, os.path.abspath('.'))</text:p>
      <text:p text:style-name="P4"><text:span text:style-name="T8">В раскомментированной третьей строчке у</text:span>казываем каталог, в котором находятся наш исходный код Python, для котрого мы хотим сгенерировать документацию.</text:p>
      <text:p text:style-name="P4"/>
      <text:p text:style-name="P4"><text:span text:style-name="T8">3.2</text:span>. В разделе «General configuration» в <text:span text:style-name="T6">переменную</text:span> «extensions» добавим следующие расширения</text:p>
      <text:p text:style-name="P5">extensions = [</text:p>
      <text:p text:style-name="P5"><text:s text:c="4"/>'sphinx.ext.autodoc',</text:p>
      <text:p text:style-name="P5"><text:s text:c="4"/>'sphinx.ext.viewcode',</text:p>
      <text:p text:style-name="P5"><text:s text:c="4"/>'sphinx.ext.githubpages',</text:p>
      <text:p text:style-name="P5">]</text:p>
      <text:p text:style-name="P7">В переменную «html_theme» добавим следующее</text:p>
      <text:p text:style-name="P7"><text:span text:style-name="T9">html_theme = 'sphinx_rtd_theme'</text:span></text:p>
      <text:p text:style-name="P7"/>
      <text:p text:style-name="P8"><text:span text:style-name="T8">4. Используем к</text:span>оманд<text:span text:style-name="T7">у</text:span> sphinx-apidoc для автоматической генерации некоторых файлов .rst для нашего модуля Python.</text:p>
      <text:p text:style-name="P15">sphinx-apidoc -o ./source/ ../api/client/</text:p>
      <text:p text:style-name="P9">Будут созданы client.rst и modules.rst</text:p>
      <text:p text:style-name="P9"/>
      <text:p text:style-name="P9"><text:span text:style-name="T11">5. </text:span>Отредактируем client.rst</text:p>
      <text:p text:style-name="P6">Documentation</text:p>
      <text:p text:style-name="P6">==============</text:p>
      <text:p text:style-name="P6"/>
      <text:p text:style-name="P6">The ``APIClient`` class</text:p>
      <text:p text:style-name="P6">****************************************************</text:p>
      <text:p text:style-name="P6">.. autoclass:: client.exfo.APIClient</text:p>
      <text:p text:style-name="P6"><text:s text:c="3"/>:members:</text:p>
      <text:p text:style-name="P6"><text:s text:c="3"/>:exclude-members: PORT, Status</text:p>
      <text:p text:style-name="P6"><text:s text:c="3"/>:undoc-members:</text:p>
      <text:p text:style-name="P6"><text:s text:c="3"/>:show-inheritance:</text:p>
      <text:p text:style-name="P3"/>
      <text:p text:style-name="P10"/>
      <text:p text:style-name="P10"/>
      <text:p text:style-name="P10"><text:soft-page-break/><text:span text:style-name="T11">6. </text:span>Добавим отредактирвоанный файл client.rst в index.rst</text:p>
      <text:p text:style-name="P10"/>
      <text:p text:style-name="P5">Welcome to VOA API Client documentation!</text:p>
      <text:p text:style-name="P5">================================</text:p>
      <text:p text:style-name="P5"/>
      <text:p text:style-name="P5">.. toctree::</text:p>
      <text:p text:style-name="P5"><text:s text:c="3"/>:maxdepth: 3</text:p>
      <text:p text:style-name="P5"><text:s text:c="3"/>:caption: Contents</text:p>
      <text:p text:style-name="P5"/>
      <text:p text:style-name="P5"><text:s text:c="3"/>client</text:p>
      <text:p text:style-name="P5"/>
      <text:p text:style-name="P5">Indices and tables</text:p>
      <text:p text:style-name="P5">=============</text:p>
      <text:p text:style-name="P5"/>
      <text:p text:style-name="P5">* :ref:`genindex`</text:p>
      <text:p text:style-name="P5">* :ref:`modindex`</text:p>
      <text:p text:style-name="P5">* :ref:`search`</text:p>
      <text:p text:style-name="P3"/>
      <text:p text:style-name="Standard"><text:span text:style-name="T11">7. </text:span>Для генерации документации в HTML формате выполним следующую команду:<text:line-break/><text:span text:style-name="Основной_20_шрифт_20_абзаца">make html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2-05-20T12:52:59.269602935</dc:date>
    <meta:editing-cycles>91</meta:editing-cycles>
    <meta:editing-duration>PT13H43M46S</meta:editing-duration>
    <meta:document-statistic meta:table-count="0" meta:image-count="0" meta:object-count="0" meta:page-count="3" meta:paragraph-count="49" meta:word-count="184" meta:character-count="1601" meta:non-whitespace-character-count="1433"/>
    <meta:template xlink:type="simple" xlink:actuate="onRequest" xlink:title="" xlink:href="Normal.dotm"/>
  </office:meta>
</office:document-meta>
</file>